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91.76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7"/>
        <table:table-column table:style-name="co2" table:default-cell-style-name="ce7"/>
        <table:table-column table:style-name="co3" table:number-columns-repeated="5" table:default-cell-style-name="ce7"/>
        <table:table-column table:style-name="co1" table:number-columns-repeated="57" table:default-cell-style-name="ce7"/>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introduce:fortress:pathtobaron:baronhome}{character:introduce:location=baronhome:occupation=noble:relationship=foe: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text:span text:style-name="T1">{industry:hometown:goodday} {character:pick:hometown=hometown:relationship=friend:occupation=worker:tag=taken}</text:span>You work together with your friend {character:taken:name}, who you've known in {location:current:namewiththe} for years.{|ROC|}</text:p>
          </table:table-cell>
          <table:table-cell table:number-columns-repeated="57"/>
        </table:table-row>
        <table:table-row table:style-name="ro3">
          <table:table-cell office:value-type="string" calcext:value-type="string">
            <text:p>ROC1</text:p>
          </table:table-cell>
          <table:table-cell office:value-type="string" calcext:value-type="string">
            <text:p><text:span text:style-name="T1">baronclaimshometown:true&amp;character:baron&amp;character:taken&amp;</text:span>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8"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introduce:occupation=ranger:relationship=friend:tag=mapgiver}</text:span>{|MTM1.2a|}</text:p>
          </table:table-cell>
          <table:table-cell table:number-columns-repeated="57"/>
        </table:table-row>
        <table:table-row table:style-name="ro4">
          <table:table-cell office:value-type="string" calcext:value-type="string">
            <text:p>MTM1.1</text:p>
          </table:table-cell>
          <table:table-cell table:style-name="ce8" office:value-type="string" calcext:value-type="string">
            <text:p><text:span text:style-name="T1">baronclaimshometown:true&amp;character:baron&amp;</text:span>location:current:forest|location:current:swamp|location:current:mountain|location:current:plains</text:p>
          </table:table-cell>
          <table:table-cell office:value-type="string" calcext:value-type="string">
            <text:p><text:span text:style-name="T1">{character:introduce:occupation=ranger:relationship=friend:tag=mapgiver}That day, {if:location:current:forest:deep in}{if:location:current:swamp:deep in}{if:location:current:mountain:high in}{if:location:current:plains:far into} {location:current:namewiththe}, {if:location:current:forest:a [character-mapgiver-sexAge] emerges from behind the trees}{if:location:current:swamp:a [character-mapgiver-sexAge] emerges from behind the trees, wading through the [location-current-type]}{if:location:current:mountain:a [character-mapgiver-sexAge] emerges from behind a rocky outcrop}{if:location:current:plains:you suddenly see a [character-mapgiver-sexAge] walking among the tall grass, right beside you}. {character:mapgiver</text:span>:subPronoun:cap}'s wearing rough clothing.{|MTM1a|}</text:p>
          </table:table-cell>
          <table:table-cell table:number-columns-repeated="61"/>
        </table:table-row>
        <table:table-row table:style-name="ro5">
          <table:table-cell office:value-type="string" calcext:value-type="string">
            <text:p>MTM1.2a</text:p>
          </table:table-cell>
          <table:table-cell table:style-name="ce8"/>
          <table:table-cell table:style-name="ce8"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text:span text:style-name="T1">You wake up the next day, {if:location:current:forest:deep in}{if:location:current:swamp:deep in}{if:location:current:mountain:looking up at}{if:location:current:plains:in} {location:current:namewiththe}. A {character:mapgiver:sexAge} sits {if:location:current:forest:under a nearby tree}{if:location:current:swamp:under a nearby tree, vines hanging above}{if:location:current:mountain:against a nearby boulder}{if:location:current:plains:in the grass nearby}. {character:mapgiver:subPronoun:cap}'s wearing rough clothing. As you open your eyes, {character:mapgiver</text:span>: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text:span text:style-name="T1">"My name's {character:mapgiver:name},"{almanac:[character-mapgiver-name]:a mysterious [character-mapgiver-sexAge] somewhere in [location-current-namewiththe]} {character:mapgiver</text:span>: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text:span text:style-name="T1">Ask {character:mapgiver:name} for {character:mapgiver</text:span>:possPronoun} help</text:p>
          </table:table-cell>
          <table:table-cell office:value-type="string" calcext:value-type="string">
            <text:p>Set off for {location:baronhome:namewiththe} (you know the way)</text:p>
          </table:table-cell>
          <table:table-cell office:value-type="string" calcext:value-type="string">
            <text:p><text:span text:style-name="T1">"I'm sorry, I can't go near the {character:baron:baron}'s {location:baronhome:type:cap} myself. {character:baron:subPronoun:cap} and {character:baron:possPronoun} goons'll be looking for me. But here, you take this." {character:mapgiver:subPronoun:cap} hands you a piece of rolled cloth. "It might be useful." With that, {character:mapgiver</text:span>: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text:span text:style-name="T1">You walk into the {location:current:type}, headed for {location:goal:namewiththe}. "Good luck with the {character:baron:baron}," {character:mapgiver</text:span>: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text:span text:style-name="T1">noitem:sword&amp;</text:span>location:current:forest</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8" office:value-type="string" calcext:value-type="string">
            <text:p>baronclaimshometown:true&amp;character:baron&amp;character:ranger:friend&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8" office:value-type="string" calcext:value-type="string">
            <text:p><text:span text:style-name="T1">baronclaimshometown:true&amp;character:baron&amp;</text:span>character:ranger:friend&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10">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text:span text:style-name="T1">{character:reuse:occupation=ranger:relationship=friend:tag=rescuer}Hours later you feel someone removing your bonds. It's still night out. You turn to look and see {character:rescuer:name}'s face. "Didn't think I'd find YOU when I came to investigate. Stay quiet." {character:rescuer:subPronoun:cap} finishes cutting your bonds with {character:rescuer</text:span>:possPronoun} knife, {if:item:pack:you grab your pack, }and the two of you slip quietly into the night.</text:p>
            <text:p/>
            <text:p><text:span text:style-name="T1">You travel for a few minutes away from the camp before you realize {character:rescuer</text:span>:name} is gone. The sun begins to rise as you silently make your way toward {location:goal:namewiththe}.</text:p>
          </table:table-cell>
          <table:table-cell table:number-columns-repeated="57"/>
        </table:table-row>
        <table:table-row table:style-name="ro10">
          <table:table-cell table:style-name="ce8" office:value-type="string" calcext:value-type="string">
            <text:p>BOTW2</text:p>
          </table:table-cell>
          <table:table-cell table:style-name="ce8"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8"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introduce:age=child:relationship=frien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 You rest for a bit and wrap your leg before continuing.</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text:span text:style-name="T1">baronclaimshometown:true&amp;character:baron&amp;</text:span>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8">
          <table:table-cell office:value-type="string" calcext:value-type="string">
            <text:p>ROT5</text:p>
          </table:table-cell>
          <table:table-cell office:value-type="string" calcext:value-type="string">
            <text:p><text:span text:style-name="T1">character:ranger:friend&amp;</text:span>location:current:plains</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text:span text:style-name="T1">{character:reuse:occupation=ranger:relationship=friend:tag=waterskin}</text:span>You push through the tall grass, your head pounding from dehydration, looking for water anywhere. After a few hours of this, you collapse, unable to move farther.</text:p>
            <text:p/>
            <text:p><text:span text:style-name="T1">Sometime later, you feel someone grabbing your shirt and splashing water in your face. Opening your eyes, you see {character:waterskin</text:spa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5">
          <table:table-cell office:value-type="string" calcext:value-type="string">
            <text:p>MWG1</text:p>
          </table:table-cell>
          <table:table-cell table:style-name="ce8" office:value-type="string" calcext:value-type="string">
            <text:p><text:span text:style-name="T1">baronclaimshometown:true&amp;character:baron&amp;</text:span>character:mapgiver&amp;location:current:forest|location:current:swamp|location:current:mountain|location:current:plains</text:p>
          </table:table-cell>
          <table:table-cell office:value-type="string" calcext:value-type="string">
            <text:p><text:span text:style-name="T1">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men and women dressed like {character:mapgiver</text:span>:name} {if:location:current:forest:step out from behind the trees}{if:location:current:swamp:step out from behind trees and vines}{if:location:current:mountain:step out from behind nearby boulders}{if:location:current:plains:stand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 village was taken over by the {character:baron:baron}.</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text:span text:style-name="T1">"We're on the same side then! Have you met our friend {character:mapgiver:name}? {character:mapgiver:subPronoun:cap}'s out there somewhere, fighting against the {character:baron:baron}'s influence."{almanac:[character-mapgiver</text:span>-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8" office:value-type="string" calcext:value-type="string">
            <text:p>location:current:forest</text:p>
          </table:table-cell>
          <table:table-cell office:value-type="string" calcext:value-type="string">
            <text:p><text:span text:style-name="T1">{character:introduce:relationship=friend:occupation=spirit: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1">
          <table:table-cell office:value-type="string" calcext:value-type="string">
            <text:p>AWF1.1</text:p>
          </table:table-cell>
          <table:table-cell table:style-name="ce8" office:value-type="string" calcext:value-type="string">
            <text:p><text:span text:style-name="T1">baronclaimshometown:true&amp;character:baron&amp;</text:span>item:map</text:p>
          </table:table-cell>
          <table:table-cell office:value-type="string" calcext:value-type="string">
            <text:p><text:span text:style-name="T1">You finally arrive at the base of {location:baronhome:namewiththe}. </text:span>You stay out of view of the {character:baron:baron}'s men, patrolling the perimeter.</text:p>
          </table:table-cell>
          <table:table-cell office:value-type="string" calcext:value-type="string">
            <text:p>Take out {character:mapgiver:name}'s map and look for the hidden path into {location:baronhome:namewiththe}</text:p>
          </table:table-cell>
          <table:table-cell office:value-type="string" calcext:value-type="string">
            <text:p>Decide the map's no good and look for another way in</text:p>
          </table:table-cell>
          <table:table-cell office:value-type="string" calcext:value-type="string">
            <text:p>Using {character:mapgiver:name}'s map, you find the way into the underground hidden path that leads into {location:baronhome:namewiththe}. The underground tunnel comes out into a tall, well-decorated corridor inside {location:baronhome:namewiththe}.{if:character:taken: You look around for any sign of [character-taken-name].}{|AWF1a|}</text:p>
          </table:table-cell>
          <table:table-cell office:value-type="string" calcext:value-type="string">
            <text:p>{|AWF1.1a|}</text:p>
          </table:table-cell>
          <table:table-cell table:number-columns-repeated="57"/>
        </table:table-row>
        <table:table-row table:style-name="ro14">
          <table:table-cell office:value-type="string" calcext:value-type="string">
            <text:p>AWF1.1a</text:p>
          </table:table-cell>
          <table:table-cell table:style-name="ce8"/>
          <table:table-cell office:value-type="string" calcext:value-type="string">
            <text:p>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4">
          <table:table-cell office:value-type="string" calcext:value-type="string">
            <text:p>AWF1.2</text:p>
          </table:table-cell>
          <table:table-cell table:style-name="ce8" office:value-type="string" calcext:value-type="string">
            <text:p><text:span text:style-name="T1">baronclaimshometown:true&amp;character:baron</text:span>&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8" office:value-type="string" calcext:value-type="string">
            <text:p><text:span text:style-name="T1">baronclaimshometown:true&amp;character:baron&amp;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8" office:value-type="string" calcext:value-type="string">
            <text:p><text:span text:style-name="T1">baronclaimshometown:true&amp;character:baron&amp;no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8" office:value-type="string" calcext:value-type="string">
            <text:p><text:span text:style-name="T1">baronclaimshometown:true&amp;character:baron&amp;</text:span>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4">
          <table:table-cell office:value-type="string" calcext:value-type="string">
            <text:p>MF1</text:p>
          </table:table-cell>
          <table:table-cell table:style-name="ce8" office:value-type="string" calcext:value-type="string">
            <text:p><text:span text:style-name="T1">baronclaimshometown:true&amp;character:baron&amp;</text:span>location:current:baronhome</text:p>
          </table:table-cell>
          <table:table-cell office:value-type="string" calcext:value-type="string">
            <text:p>You leave {location:current:namewiththe}.{|SET:goal:hometown|}</text:p>
            <text:p/>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9" table:number-columns-repeated="3"/>
          <table:table-cell table:number-columns-repeated="57"/>
        </table:table-row>
        <table:table-row table:style-name="ro2">
          <table:table-cell office:value-type="string" calcext:value-type="string">
            <text:p>RFW1.1</text:p>
          </table:table-cell>
          <table:table-cell table:style-name="ce8" office:value-type="string" calcext:value-type="string">
            <text:p><text:span text:style-name="T1">baronclaimshometown:true&amp;character:baron&amp;</text:span>baronchase:true&amp;squirrel:exists&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8" office:value-type="string" calcext:value-type="string">
            <text:p><text:span text:style-name="T1">baronclaimshometown:true&amp;character:baron</text:span>&amp;baronchase:true&amp;squirrel:false&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1">
          <table:table-cell office:value-type="string" calcext:value-type="string">
            <text:p>RFW1.3</text:p>
          </table:table-cell>
          <table:table-cell table:style-name="ce8" office:value-type="string" calcext:value-type="string">
            <text:p><text:span text:style-name="T1">baronclaimshometown:true&amp;character:baron</text:span>&amp;baronchase:true&amp;metbaronresistance:true&amp;location:current:plains</text:p>
          </table:table-cell>
          <table:table-cell table:style-name="ce8"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8" office:value-type="string" calcext:value-type="string">
            <text:p>Surrender and hope they spare your life</text:p>
          </table:table-cell>
          <table:table-cell table:style-name="ce8"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8"/>
          <table:table-cell table:style-name="ce8"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to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8" table:number-columns-repeated="2"/>
          <table:table-cell table:number-columns-repeated="59"/>
        </table:table-row>
        <table:table-row table:style-name="ro16">
          <table:table-cell office:value-type="string" calcext:value-type="string">
            <text:p>CRT1</text:p>
          </table:table-cell>
          <table:table-cell office:value-type="string" calcext:value-type="string">
            <text:p>baronclaimshometown:true&amp;character:baro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8" office:value-type="string" calcext:value-type="string">
            <text:p><text:span text:style-name="T1">baronclaimshometown:true&amp;character:baron&amp;</text:span>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 killing them all</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8" office:value-type="string" calcext:value-type="string">
            <text:p><text:span text:style-name="T1">baronclaimshometown:true&amp;character:baron</text:span>&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31">00/00/0000</text:date>, <text:time style:data-style-name="N2" text:time-value="16:24:57.97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31T17:28:17.850000000</dc:date>
    <meta:editing-cycles>488</meta:editing-cycles>
    <meta:editing-duration>P9DT12H32M9S</meta:editing-duration>
    <meta:generator>LibreOffice/6.3.3.2$Windows_X86_64 LibreOffice_project/a64200df03143b798afd1ec74a12ab50359878ed</meta:generator>
    <meta:document-statistic meta:table-count="1" meta:cell-count="256" meta:object-count="0"/>
    <meta:user-defined meta:name=""/>
  </office:meta>
</office:document-meta>
</file>